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7"/>
        <table:table-column table:style-name="co2" table:default-cell-style-name="ce11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 y haberse dirigido a la pestaña de “Quejas y Reclamacione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dejará de mostrar la Queja en la pestaña de Quejas y Reclamaciones, solo el Administrado que haya atendido la queja podrá verla en la pestaña “Quejas y Reclamaciones”/”Quejas Atendidas”, también responderla y cambiar su estado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office:value-type="string" calcext:value-type="string" table:number-columns-spanned="6" table:number-rows-spanned="1">
            <text:p>Proposito:</text:p>
          </table:table-cell>
          <table:covered-table-cell table:style-name="ce12"/>
          <table:covered-table-cell table:number-columns-repeated="4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atender una queja realizada por un Consumidor en el sistema</text:p>
          </table:table-cell>
          <table:covered-table-cell table:style-name="ce12"/>
          <table:covered-table-cell table:number-columns-repeated="4"/>
        </table:table-row>
        <table:table-row table:style-name="ro2">
          <table:table-cell office:value-type="string" calcext:value-type="string" table:number-columns-spanned="6" table:number-rows-spanned="1">
            <text:p>Resumen:</text:p>
          </table:table-cell>
          <table:covered-table-cell table:style-name="ce12"/>
          <table:covered-table-cell table:number-columns-repeated="4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 se mostrarán las quejas realizadas por Consumidores y aún no han sido atendidas por los administradores mostrando el Asunto, Tipo de queja y la fecha de realización. El Administrador al posar el mouse sobre una de las quejas listadas aparecerá un botón con la leyenda “Atender Queja”, presionará en el botón y el sistema le mostrará una pestaña donde despliegue todo el contenido de la queja, una opción para responder a la queja realizada por el Consumidor</text:p>
          </table:table-cell>
          <table:covered-table-cell table:style-name="ce56"/>
          <table:covered-table-cell table:number-columns-repeated="4"/>
        </table:table-row>
        <table:table-row table:style-name="ro2">
          <table:table-cell office:value-type="string" calcext:value-type="string" table:number-columns-spanned="6" table:number-rows-spanned="1">
            <text:p>Flujo Basico:</text:p>
          </table:table-cell>
          <table:covered-table-cell table:style-name="ce56"/>
          <table:covered-table-cell table:number-columns-repeated="4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 listadas aún no atendidas, saldrá un botón con la leyenda “Atender Queja”, el Administrador presionará el botón</text:p>
          </table:table-cell>
          <table:covered-table-cell table:style-name="ce60"/>
          <table:table-cell table:style-name="ce51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El sistema mostrará un mensaje de éxito indicando que a</text:p>
          </table:table-cell>
          <table:covered-table-cell table:style-name="ce60"/>
        </table:table-row>
        <table:table-row table:style-name="ro2">
          <table:table-cell office:value-type="string" calcext:value-type="string" table:number-columns-spanned="6" table:number-rows-spanned="1">
            <text:p>Flujo Alterno:</text:p>
          </table:table-cell>
          <table:covered-table-cell table:style-name="ce56"/>
          <table:covered-table-cell table:number-columns-repeated="4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sistema muestra un mensaje de error: “Un error desconocido no ha permitido atender correctamente la Queja, por lo que se le pide intente otra vez más tarde”</text:p>
          </table:table-cell>
          <table:covered-table-cell table:number-columns-repeated="2" table:style-name="ce60"/>
          <table:covered-table-cell table:style-name="ce11"/>
          <table:covered-table-cell table:style-name="ce60"/>
        </table:table-row>
        <table:table-row table:style-name="ro2">
          <table:table-cell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18"/>
        </table:table-row>
        <table:table-row table:style-name="ro2">
          <table:table-cell table:style-name="ce9"/>
          <table:table-cell table:style-name="ce17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38:54.438985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2:42:52.317482791</dc:date>
    <meta:editing-duration>PT2H33M17S</meta:editing-duration>
    <meta:editing-cycles>44</meta:editing-cycles>
    <meta:generator>LibreOffice/6.2.7.1$Linux_X86_64 LibreOffice_project/20$Build-1</meta:generator>
    <meta:document-statistic meta:table-count="1" meta:cell-count="30" meta:object-count="0"/>
  </office:meta>
</office:document-meta>
</file>